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4.35cm" fo:min-width="26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1.1cm" draw:shadow="visib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5cm" fo:min-width="1.5cm" draw:shadow="visib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cm" fo:min-width="1.1cm" draw:shadow="visib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5cm" fo:min-width="5.7cm" draw:shadow="visib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75cm" fo:min-width="6.9cm" draw:shadow="visible"/>
    </style:style>
    <style:style style:name="gr1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55cm" fo:min-width="6.1cm" draw:shadow="visib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5.35cm" fo:min-width="25.9cm" draw:shadow="visibl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55cm" fo:min-width="3.1cm" draw:shadow="visible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1.35cm" fo:min-width="5.9cm" draw:shadow="visible"/>
    </style:style>
    <style:style style:name="gr17" style:family="graphic" style:parent-style-name="standard">
      <style:graphic-properties svg:stroke-color="#000000" draw:marker-start="Square" draw:marker-start-width="0.3cm" draw:marker-end="Arrow" draw:marker-end-width="0.3cm" draw:fill-color="#000000" draw:textarea-vertical-align="middle"/>
    </style:style>
    <style:style style:name="gr18" style:family="graphic" style:parent-style-name="standard">
      <style:graphic-properties draw:fill-color="#00ff66" draw:textarea-horizontal-align="justify" draw:textarea-vertical-align="middle" draw:auto-grow-height="false" fo:min-height="1.95cm" fo:min-width="4.5cm"/>
    </style:style>
    <style:style style:name="gr19" style:family="graphic" style:parent-style-name="standard">
      <style:graphic-properties svg:stroke-color="#000000" draw:marker-start="Square" draw:marker-start-width="0.3cm" draw:marker-end="Arrow" draw:marker-end-width="0.3cm" draw:fill-color="#eeeeee" draw:textarea-vertical-align="middle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5cm" fo:min-width="3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6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00ff66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ES6 -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sions</text:p>
          </draw:text-box>
        </draw:frame>
        <draw:custom-shape draw:style-name="gr2" draw:text-style-name="P2" draw:layer="layout" svg:width="26.8cm" svg:height="4.6cm" svg:x="0.6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.2cm" svg:y="7.6cm">
          <text:p text:style-name="P3">v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3.6cm" svg:y="7.6cm">
          <text:p text:style-name="P3">v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6.2cm" svg:y="7.6cm">
          <text:p text:style-name="P3">v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8.8cm" svg:y="7.6cm">
          <text:p text:style-name="P3">v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1.6cm" svg:y="7.6cm">
          <text:p text:style-name="P3">v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4.6cm" svg:y="7.6cm">
          <text:p text:style-name="P3">V5.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.4cm" svg:x="17.4cm" svg:y="7.6cm">
          <text:p text:style-name="P3">v6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2cm" svg:x="21cm" svg:y="7.6cm">
          <text:p text:style-name="P3">v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6cm" svg:height="1.4cm" svg:x="24.4cm" svg:y="7.6cm">
          <text:p text:style-name="P3">v8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cm" svg:height="1.276cm" svg:x="10cm" svg:y="4.724cm">
          <draw:text-box>
            <text:p><text:span text:style-name="T1">ECMAScript</text:span></text:p>
          </draw:text-box>
        </draw:frame>
        <draw:line draw:style-name="gr7" draw:text-style-name="P6" draw:layer="layout" svg:x1="12.2cm" svg:y1="10.8cm" svg:x2="12.2cm" svg:y2="15.2cm">
          <text:p/>
        </draw:line>
        <draw:custom-shape draw:style-name="gr8" draw:text-style-name="P4" draw:layer="layout" svg:width="6.2cm" svg:height="1.8cm" svg:x="9.6cm" svg:y="15.2cm">
          <text:p text:style-name="P3">JavaScript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6cm" svg:height="2.384cm" svg:x="14cm" svg:y="11.6cm">
          <draw:text-box>
            <text:p>ECMAScript is the <text:span text:style-name="T2">standard</text:span>. Javascript is the <text:span text:style-name="T2">implementa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0" draw:text-style-name="P4" draw:layer="layout" svg:width="7.4cm" svg:height="4cm" svg:x="9.2cm" svg:y="0.6cm">
          <text:p text:style-name="P3">ES6 Cod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4cm" svg:x="9.2cm" svg:y="7.6cm">
          <text:p text:style-name="P3">Babel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4cm" svg:x="9.4cm" svg:y="14cm">
          <text:p text:style-name="P3">ES5 Code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2.8cm" svg:y1="4.8cm" svg:x2="12.8cm" svg:y2="7.6cm">
          <text:p/>
        </draw:line>
        <draw:line draw:style-name="gr12" draw:text-style-name="P6" draw:layer="layout" svg:x1="12.6cm" svg:y1="11.8cm" svg:x2="12.6cm" svg:y2="1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 Helper Methods</text:p>
          </draw:text-box>
        </draw:frame>
        <draw:custom-shape draw:style-name="gr13" draw:text-style-name="P8" draw:layer="layout" svg:width="6.6cm" svg:height="2.8cm" svg:x="1cm" svg:y="4.6cm">
          <text:p text:style-name="P3"><text:span text:style-name="T3">forEach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9.6cm" svg:y="4.6cm"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9.2cm" svg:y="4.6cm">
          <text:p text:style-name="P3"><text:span text:style-name="T3">fil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.2cm" svg:y="9.2cm">
          <text:p text:style-name="P3"><text:span text:style-name="T3">find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0cm" svg:y="9.2cm">
          <text:p text:style-name="P3"><text:span text:style-name="T3">every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9.6cm" svg:y="9.2cm">
          <text:p text:style-name="P3"><text:span text:style-name="T3">som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.2cm" svg:y="14cm">
          <text:p text:style-name="P3"><text:span text:style-name="T3">redu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custom-shape draw:style-name="gr14" draw:text-style-name="P4" draw:layer="layout" svg:width="26.4cm" svg:height="5.6cm" svg:x="0.8cm" svg:y="0.9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2cm" svg:y="2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16.6cm" svg:y="2.6cm">
          <text:p text:style-name="P3">16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9.4cm" svg:y="2.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0.4cm" svg:y="9.8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8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16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6cm" svg:y1="4.4cm" svg:x2="3.6cm" svg:y2="9.8cm">
          <text:p/>
        </draw:line>
        <draw:line draw:style-name="gr17" draw:text-style-name="P11" draw:layer="layout" svg:x1="11.2cm" svg:y1="4.4cm" svg:x2="11.2cm" svg:y2="9.8cm">
          <text:p/>
        </draw:line>
        <draw:line draw:style-name="gr17" draw:text-style-name="P11" draw:layer="layout" svg:x1="18.6cm" svg:y1="4.4cm" svg:x2="18.6cm" svg:y2="9.8cm">
          <text:p/>
        </draw:line>
        <draw:custom-shape draw:style-name="gr18" draw:text-style-name="P12" draw:layer="layout" svg:width="5cm" svg:height="2.2cm" svg:x="1.2cm" svg:y="15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17.8cm" svg:y="14.8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9.2cm" svg:y="15cm">
          <text:p text:style-name="P3">False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11.2cm" svg:y1="11.4cm" svg:x2="11.2cm" svg:y2="15cm">
          <text:p/>
        </draw:line>
        <draw:line draw:style-name="gr19" draw:text-style-name="P10" draw:layer="layout" svg:x1="18.8cm" svg:y1="11.2cm" svg:x2="18.8cm" svg:y2="14.8cm">
          <text:p/>
        </draw:line>
        <draw:custom-shape draw:style-name="gr20" draw:text-style-name="P10" draw:layer="layout" svg:width="3.8cm" svg:height="0.8cm" svg:x="3.6cm" svg:y="13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1.2cm" svg:y="12.6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8.8cm" svg:y="12.8cm">
          <text:p text:style-name="P3">return</text:p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7.6cm" svg:height="0.962cm" svg:x="0.8cm" svg:y="0cm">
          <draw:text-box>
            <text:p><text:span text:style-name="T2">‘</text:span><text:span text:style-name="T2">Computers’ Array</text:span></text:p>
          </draw:text-box>
        </draw:frame>
        <draw:frame draw:style-name="gr22" draw:text-style-name="P14" draw:layer="layout" svg:width="2cm" svg:height="1.352cm" svg:x="6.8cm" svg:y="15.448cm">
          <draw:text-box>
            <text:p><text:span text:style-name="T4">&amp;&amp;</text:span></text:p>
          </draw:text-box>
        </draw:frame>
        <draw:frame draw:style-name="gr22" draw:text-style-name="P14" draw:layer="layout" svg:width="2cm" svg:height="1.352cm" svg:x="16cm" svg:y="15.4cm">
          <draw:text-box>
            <text:p><text:span text:style-name="T4">&amp;&amp;</text:span></text:p>
          </draw:text-box>
        </draw:frame>
        <draw:frame draw:style-name="gr6" draw:text-style-name="P15" draw:layer="layout" svg:width="4cm" svg:height="1.276cm" svg:x="23.4cm" svg:y="15.2cm">
          <draw:text-box>
            <text:p><text:span text:style-name="T5">=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custom-shape draw:style-name="gr14" draw:text-style-name="P4" draw:layer="layout" svg:width="26.4cm" svg:height="5.6cm" svg:x="0.8cm" svg:y="0.9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2cm" svg:y="2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16.6cm" svg:y="2.6cm">
          <text:p text:style-name="P3">16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9.4cm" svg:y="2.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0.4cm" svg:y="9.8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8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16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6cm" svg:y1="4.4cm" svg:x2="3.6cm" svg:y2="9.8cm">
          <text:p/>
        </draw:line>
        <draw:line draw:style-name="gr17" draw:text-style-name="P11" draw:layer="layout" svg:x1="11.2cm" svg:y1="4.4cm" svg:x2="11.2cm" svg:y2="9.8cm">
          <text:p/>
        </draw:line>
        <draw:line draw:style-name="gr17" draw:text-style-name="P11" draw:layer="layout" svg:x1="18.6cm" svg:y1="4.4cm" svg:x2="18.6cm" svg:y2="9.8cm">
          <text:p/>
        </draw:line>
        <draw:custom-shape draw:style-name="gr18" draw:text-style-name="P12" draw:layer="layout" svg:width="5cm" svg:height="2.2cm" svg:x="1.2cm" svg:y="15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17.8cm" svg:y="14.8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9.2cm" svg:y="15cm">
          <text:p text:style-name="P3">False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11.2cm" svg:y1="11.4cm" svg:x2="11.2cm" svg:y2="15cm">
          <text:p/>
        </draw:line>
        <draw:line draw:style-name="gr19" draw:text-style-name="P10" draw:layer="layout" svg:x1="18.8cm" svg:y1="11.2cm" svg:x2="18.8cm" svg:y2="14.8cm">
          <text:p/>
        </draw:line>
        <draw:custom-shape draw:style-name="gr20" draw:text-style-name="P10" draw:layer="layout" svg:width="3.8cm" svg:height="0.8cm" svg:x="3.6cm" svg:y="13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1.2cm" svg:y="12.6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8.8cm" svg:y="12.8cm">
          <text:p text:style-name="P3">return</text:p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7.6cm" svg:height="0.962cm" svg:x="0.8cm" svg:y="0cm">
          <draw:text-box>
            <text:p><text:span text:style-name="T2">‘</text:span><text:span text:style-name="T2">Computers’ Array</text:span></text:p>
          </draw:text-box>
        </draw:frame>
        <draw:frame draw:style-name="gr22" draw:text-style-name="P14" draw:layer="layout" svg:width="2cm" svg:height="1.352cm" svg:x="6.8cm" svg:y="15.448cm">
          <draw:text-box>
            <text:p><text:span text:style-name="T4">||</text:span></text:p>
          </draw:text-box>
        </draw:frame>
        <draw:frame draw:style-name="gr22" draw:text-style-name="P14" draw:layer="layout" svg:width="2cm" svg:height="1.352cm" svg:x="16cm" svg:y="15.4cm">
          <draw:text-box>
            <text:p><text:span text:style-name="T4">||</text:span></text:p>
          </draw:text-box>
        </draw:frame>
        <draw:frame draw:style-name="gr6" draw:text-style-name="P15" draw:layer="layout" svg:width="4cm" svg:height="1.276cm" svg:x="23.4cm" svg:y="15.2cm">
          <draw:text-box>
            <text:p><text:span text:style-name="T5">= 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>Const/le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>Arrow Fun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>Template St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>Default function argu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>Enhance Object Literal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>Rest and Spred op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>destructu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>Clas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42:04.706974788</meta:creation-date>
    <dc:date>2019-03-18T23:29:12.110180096</dc:date>
    <meta:editing-duration>PT10H20M26S</meta:editing-duration>
    <meta:editing-cycles>8</meta:editing-cycles>
    <meta:generator>LibreOffice/5.1.6.2$Linux_X86_64 LibreOffice_project/10m0$Build-2</meta:generator>
    <meta:document-statistic meta:object-count="134"/>
  </office:meta>
</office:document-meta>
</file>